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28" calcext:value-type="float">
            <text:p>32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52293577981651" calcext:value-type="percentage">
            <text:p>75,23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9:09:19.5810311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21:05:53.439316207</dc:date>
    <meta:editing-duration>P1DT3H26M</meta:editing-duration>
    <meta:editing-cycles>143</meta:editing-cycles>
    <meta:generator>LibreOffice/5.4.1.2.0$Linux_X86_64 LibreOffice_project/40m0$Build-2</meta:generator>
    <dc:creator>Paweł Tomulik</dc:creator>
    <meta:document-statistic meta:table-count="2" meta:cell-count="1419" meta:object-count="0"/>
  </office:meta>
</office:document-meta>
</file>